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00C520FF40B08EC5.png" manifest:media-type="image/png"/>
  <manifest:file-entry manifest:full-path="Pictures/1000073F00009698000054AB6732DA9EC655568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dd4814" draw:textarea-horizontal-align="justify" draw:textarea-vertical-align="middle" draw:auto-grow-height="false" fo:min-height="4.069cm" fo:min-width="3.81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textarea-horizontal-align="justify" draw:textarea-vertical-align="middle" draw:auto-grow-height="false" fo:min-height="2.809cm" fo:min-width="3.96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dd4814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317cm" svg:height="4.319cm" svg:x="0cm" svg:y="8.38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39cm" svg:height="1.187cm" svg:x="-3.047cm" svg:y="5.843cm">
          <draw:text-box>
            <text:p/>
          </draw:text-box>
        </draw:frame>
        <draw:custom-shape draw:style-name="gr3" draw:text-style-name="P3" draw:layer="layout" svg:width="4.824cm" svg:height="3.303cm" svg:x="1.272cm" svg:y="8.128cm">
          <text:p text:style-name="P3">Training Dataset</text:p>
          <text:p text:style-name="P3"><text:s/>for AS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4.824cm" svg:height="3.303cm" svg:x="14.478cm" svg:y="8.128cm">
          <text:p text:style-name="P3">Finding 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4.824cm" svg:height="3.303cm" svg:x="21.336cm" svg:y="4.572cm">
          <text:p text:style-name="P3">Creating Scripts</text:p>
          <text:p text:style-name="P3">To</text:p>
          <text:p text:style-name="P3">Scrape 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4.824cm" svg:height="3.303cm" svg:x="21.338cm" svg:y="8.128cm">
          <text:p text:style-name="P3">Using Aeneas </text:p>
          <text:p text:style-name="P3">to align </text:p>
          <text:p text:style-name="P3">text to speec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4.824cm" svg:height="3.303cm" svg:x="21.338cm" svg:y="11.684cm">
          <text:p text:style-name="P3">Creating a UI</text:p>
          <text:p text:style-name="P3">Interface to </text:p>
          <text:p text:style-name="P3">verify accurac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4.824cm" svg:height="3.303cm" svg:x="7.874cm" svg:y="8.127cm">
          <text:p text:style-name="P3">To create</text:p>
          <text:p text:style-name="P3">accurate 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4.824cm" svg:height="3.303cm" svg:x="7.876cm" svg:y="12.699cm">
          <text:p text:style-name="P3">Automate the </text:p>
          <text:p text:style-name="P3">process of </text:p>
          <text:p text:style-name="P3">verifying 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dddddd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cm" svg:height="21.006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00C520FF40B08EC5.png" xlink:type="simple" xlink:show="embed" xlink:actuate="onLoad"/>
      </draw:frame>
      <draw:frame presentation:style-name="AbstractRed-title" draw:layer="backgroundobjects" svg:width="25.192cm" svg:height="3.468cm" svg:x="1.399cm" svg:y="0.8cm" presentation:class="title" presentation:placeholder="true">
        <draw:text-box/>
      </draw:frame>
      <draw:frame presentation:style-name="AbstractRed-outline1" draw:layer="backgroundobjects" svg:width="25.192cm" svg:height="12.182cm" svg:x="1.399cm" svg:y="5.067cm" presentation:class="outline" presentation:placeholder="true">
        <draw:text-box/>
      </draw:frame>
      <draw:frame presentation:style-name="Mpr4" draw:text-style-name="MP2" draw:layer="backgroundobjects" svg:width="6.521cm" svg:height="1.447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2cm" svg:height="1.447cm" svg:x="9.571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19:47:45.686887746</meta:creation-date>
    <meta:editing-duration>PT10M10S</meta:editing-duration>
    <meta:editing-cycles>3</meta:editing-cycles>
    <meta:generator>LibreOffice/5.1.6.2$Linux_X86_64 LibreOffice_project/10m0$Build-2</meta:generator>
    <dc:date>2018-08-26T20:08:04.986103036</dc:date>
    <meta:document-statistic meta:object-count="44"/>
  </office:meta>
</office:document-meta>
</file>